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5.11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9.162cm"/>
    </style:style>
    <style:style style:name="co8" style:family="table-column">
      <style:table-column-properties fo:break-before="auto" style:column-width="2.78cm"/>
    </style:style>
    <style:style style:name="co9" style:family="table-column">
      <style:table-column-properties fo:break-before="auto" style:column-width="5.10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Primary Source</text:p>
          </table:table-cell>
          <table:table-cell table:number-columns-repeated="5"/>
          <table:table-cell office:value-type="string">
            <text:p>Second Source</text:p>
          </table:table-cell>
          <table:table-cell/>
          <table:table-cell office:value-type="string">
            <text:p>Type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Manufacturer</text:p>
          </table:table-cell>
          <table:table-cell office:value-type="string">
            <text:p>Part #</text:p>
          </table:table-cell>
          <table:table-cell office:value-type="string">
            <text:p>Height</text:p>
          </table:table-cell>
          <table:table-cell office:value-type="string">
            <text:p>Footprint</text:p>
          </table:table-cell>
          <table:table-cell office:value-type="string">
            <text:p>Symbol</text:p>
          </table:table-cell>
          <table:table-cell office:value-type="string">
            <text:p>Datasheet</text:p>
          </table:table-cell>
          <table:table-cell office:value-type="string">
            <text:p>Manufacturer</text:p>
          </table:table-cell>
          <table:table-cell office:value-type="string">
            <text:p>Part #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etronics</text:p>
          </table:table-cell>
          <table:table-cell office:value-type="string">
            <text:p>LV7745DW-156.25M</text:p>
          </table:table-cell>
          <table:table-cell office:value-type="float" office:value="1.7">
            <text:p>1.7</text:p>
          </table:table-cell>
          <table:table-cell office:value-type="string">
            <text:p>OSCSC254P500X700X170-6N</text:p>
          </table:table-cell>
          <table:table-cell/>
          <table:table-cell office:value-type="string">
            <text:p>pletronics/lv77d 2.5v.pdf</text:p>
          </table:table-cell>
          <table:table-cell office:value-type="string">
            <text:p>Epson</text:p>
          </table:table-cell>
          <table:table-cell office:value-type="string">
            <text:p>EG-2121CA 156.2500M-PHPAL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son</text:p>
          </table:table-cell>
          <table:table-cell office:value-type="string">
            <text:p>EG-2121CA 156.2500M-PHPAL3</text:p>
          </table:table-cell>
          <table:table-cell office:value-type="float" office:value="1.4">
            <text:p>1.4</text:p>
          </table:table-cell>
          <table:table-cell office:value-type="string">
            <text:p>OSCSC254P500X700X140-6N</text:p>
          </table:table-cell>
          <table:table-cell/>
          <table:table-cell office:value-type="string">
            <text:p>epson/EG2121_2102.pdf</text:p>
          </table:table-cell>
          <table:table-cell office:value-type="string">
            <text:p>Pletronics</text:p>
          </table:table-cell>
          <table:table-cell office:value-type="string">
            <text:p>LV7745DW-156.25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yco</text:p>
          </table:table-cell>
          <table:table-cell office:value-type="string">
            <text:p>6367550-5</text:p>
          </table:table-cell>
          <table:table-cell office:value-type="float" office:value="9.5">
            <text:p>9.5</text:p>
          </table:table-cell>
          <table:table-cell table:number-columns-repeated="2"/>
          <table:table-cell office:value-type="string">
            <text:p>Tyco/C_6367550_A2.pdf</text:p>
          </table:table-cell>
          <table:table-cell office:value-type="string">
            <text:p>N/A</text:p>
          </table:table-cell>
          <table:table-cell/>
          <table:table-cell office:value-type="string">
            <text:p>Connecto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yco</text:p>
          </table:table-cell>
          <table:table-cell office:value-type="string">
            <text:p>6367555-1</text:p>
          </table:table-cell>
          <table:table-cell office:value-type="float" office:value="9.5">
            <text:p>9.5</text:p>
          </table:table-cell>
          <table:table-cell table:number-columns-repeated="2"/>
          <table:table-cell office:value-type="string">
            <text:p>Tyco/C_6367555_A.pdf</text:p>
          </table:table-cell>
          <table:table-cell office:value-type="string">
            <text:p>N/A</text:p>
          </table:table-cell>
          <table:table-cell/>
          <table:table-cell office:value-type="string">
            <text:p>Connecto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yco</text:p>
          </table:table-cell>
          <table:table-cell office:value-type="string">
            <text:p>1888669-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Tyco/C_1888669_A.pdf</text:p>
          </table:table-cell>
          <table:table-cell table:number-columns-repeated="2"/>
          <table:table-cell office:value-type="string">
            <text:p>Connecto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yco</text:p>
          </table:table-cell>
          <table:table-cell office:value-type="string">
            <text:p>1775802-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Tyco/ENG_CD_1775802_F.tif</text:p>
          </table:table-cell>
          <table:table-cell table:number-columns-repeated="2"/>
          <table:table-cell office:value-type="string">
            <text:p>Connecto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mtec</text:p>
          </table:table-cell>
          <table:table-cell office:value-type="string">
            <text:p>QSH-040-01-F-D-DP-A-K</text:p>
          </table:table-cell>
          <table:table-cell table:number-columns-repeated="6"/>
          <table:table-cell office:value-type="string">
            <text:p>Connecto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msung</text:p>
          </table:table-cell>
          <table:table-cell office:value-type="string">
            <text:p>K7S3218T4C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string">
            <text:p>Samsung/ds_k7s32xxt4c_rev11.pdf</text:p>
          </table:table-cell>
          <table:table-cell office:value-type="string">
            <text:p>ISSI</text:p>
          </table:table-cell>
          <table:table-cell/>
          <table:table-cell office:value-type="string">
            <text:p>Digita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n Power</text:p>
          </table:table-cell>
          <table:table-cell office:value-type="string">
            <text:p>SPX-6200A1</text:p>
          </table:table-cell>
          <table:table-cell table:number-columns-repeated="3"/>
          <table:table-cell office:value-type="string">
            <text:p>../equipment/Sun Power/2 1u-2u-ac-spx-6200a1&amp;p1.pdf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8">2007/05/28</text:date>, <text:time>10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Francois Kapp</meta:initial-creator>
    <meta:creation-date>2007-05-24T09:41:55</meta:creation-date>
    <dc:creator>Francois Kapp</dc:creator>
    <dc:date>2007-05-28T10:55:59</dc:date>
    <dc:language>en-ZA</dc:language>
    <meta:editing-cycles>6</meta:editing-cycles>
    <meta:editing-duration>PT17H34M6S</meta:editing-duration>
    <meta:user-defined meta:name="Info 1"/>
    <meta:user-defined meta:name="Info 2"/>
    <meta:user-defined meta:name="Info 3"/>
    <meta:user-defined meta:name="Info 4"/>
    <meta:document-statistic meta:table-count="3" meta:cell-count="91"/>
  </office:meta>
</office:document-meta>
</file>